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C2000001C2765DCD8234BFDBF7.png" manifest:media-type="image/png"/>
  <manifest:file-entry manifest:full-path="Pictures/100003BE00002E7F00002E7F55AFD5269404576E.svg" manifest:media-type="image/svg+xml"/>
  <manifest:file-entry manifest:full-path="Pictures/100000010000019E0000019E4181338554B3B71F.png" manifest:media-type="image/png"/>
  <manifest:file-entry manifest:full-path="Pictures/100000010000020000000200BEC9023D2AECBC9E.png" manifest:media-type="image/png"/>
  <manifest:file-entry manifest:full-path="Pictures/1000096600002ACA00002ACA4817784B3259CE3B.svg" manifest:media-type="image/svg+xml"/>
  <manifest:file-entry manifest:full-path="Pictures/10000001000001F8000001F87B8E3BB88F28067C.png" manifest:media-type="image/png"/>
  <manifest:file-entry manifest:full-path="Pictures/100006250000340F0000340F4C5B82708FFBB11B.svg" manifest:media-type="image/svg+xml"/>
  <manifest:file-entry manifest:full-path="Pictures/10000001000001E5000001E511B5B7372FE5F7E2.png" manifest:media-type="image/png"/>
  <manifest:file-entry manifest:full-path="Pictures/10000468000032200000322051B013BF16C622B1.svg" manifest:media-type="image/svg+xml"/>
  <manifest:file-entry manifest:full-path="Pictures/1000000000000A7D000007DE865F96F630E9F79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684in" fo:margin-left="0.0201in" table:align="left"/>
    </style:style>
    <style:style style:name="Table3.A" style:family="table-column">
      <style:table-column-properties style:column-width="1.1285in"/>
    </style:style>
    <style:style style:name="Table3.B" style:family="table-column">
      <style:table-column-properties style:column-width="5.5556in"/>
    </style:style>
    <style:style style:name="Table3.A1" style:family="table-cell">
      <style:table-cell-properties fo:padding="0.0382in" fo:border="none"/>
    </style:style>
    <style:style style:name="Table3.3" style:family="table-row">
      <style:table-row-properties style:min-row-height="0.2868in"/>
    </style:style>
    <style:style style:name="Table1" style:family="table">
      <style:table-properties style:width="6.6813in" fo:margin-left="0.0201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5.5576in"/>
    </style:style>
    <style:style style:name="Table1.1" style:family="table-row">
      <style:table-row-properties style:min-row-height="0.252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84in" fo:margin-left="0.0201in" table:align="left"/>
    </style:style>
    <style:style style:name="Table2.A" style:family="table-column">
      <style:table-column-properties style:column-width="6.684in"/>
    </style:style>
    <style:style style:name="Table2.1" style:family="table-row">
      <style:table-row-properties style:min-row-height="0.2521in"/>
    </style:style>
    <style:style style:name="Table2.A1" style:family="table-cell">
      <style:table-cell-properties fo:padding="0.0382in" fo:border="none"/>
    </style:style>
    <style:style style:name="Tableau1" style:family="table">
      <style:table-properties style:width="6.6965in" fo:margin-left="0in" table:align="left"/>
    </style:style>
    <style:style style:name="Tableau1.A" style:family="table-column">
      <style:table-column-properties style:column-width="2.1132in"/>
    </style:style>
    <style:style style:name="Tableau1.B" style:family="table-column">
      <style:table-column-properties style:column-width="0.8146in"/>
    </style:style>
    <style:style style:name="Tableau1.C" style:family="table-column">
      <style:table-column-properties style:column-width="1.1347in"/>
    </style:style>
    <style:style style:name="Tableau1.D" style:family="table-column">
      <style:table-column-properties style:column-width="2.634in"/>
    </style:style>
    <style:style style:name="Tableau1.1" style:family="table-row">
      <style:table-row-properties style:min-row-height="0.3722in"/>
    </style:style>
    <style:style style:name="Tableau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Text_20_body">
      <style:paragraph-properties fo:margin-top="0in" fo:margin-bottom="0.0181in" style:contextual-spacing="false" fo:line-height="100%" fo:text-align="center" style:justify-single-word="false"/>
      <style:text-properties fo:color="#000000" loext:opacity="100%" fo:font-weight="normal" officeooo:rsid="009e3997" officeooo:paragraph-rsid="009e3997" style:font-weight-asian="normal" style:font-weight-complex="normal"/>
    </style:style>
    <style:style style:name="P3" style:family="paragraph" style:parent-style-name="Text_20_body">
      <style:paragraph-properties fo:margin-top="0in" fo:margin-bottom="0.0181in" style:contextual-spacing="false" fo:line-height="100%" fo:text-align="center" style:justify-single-word="false"/>
      <style:text-properties fo:color="#000000" loext:opacity="100%" fo:font-weight="bold" officeooo:rsid="009e3997" officeooo:paragraph-rsid="009e3997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2.361in" style:type="center"/>
        </style:tab-stops>
      </style:paragraph-properties>
      <style:text-properties fo:color="#0c0c0c" loext:opacity="100%" style:font-name="Calibri1" fo:font-size="18pt" fo:font-weight="bold" officeooo:rsid="0092768c" officeooo:paragraph-rsid="0092768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c0c0c" loext:opacity="100%" officeooo:paragraph-rsid="00840fe7"/>
    </style:style>
    <style:style style:name="P6" style:family="paragraph" style:parent-style-name="Standard">
      <style:text-properties officeooo:rsid="0092768c" officeooo:paragraph-rsid="0092768c"/>
    </style:style>
    <style:style style:name="P7" style:family="paragraph" style:parent-style-name="Title">
      <style:text-properties fo:font-size="10pt" officeooo:rsid="0092ca4c" officeooo:paragraph-rsid="0092ca4c" style:font-size-asian="10pt" style:font-size-complex="10pt"/>
    </style:style>
    <style:style style:name="P8" style:family="paragraph" style:parent-style-name="Standard">
      <style:text-properties officeooo:rsid="00954101" officeooo:paragraph-rsid="00954101"/>
    </style:style>
    <style:style style:name="P9" style:family="paragraph" style:parent-style-name="Standard">
      <style:text-properties officeooo:rsid="00975a00" officeooo:paragraph-rsid="00975a00"/>
    </style:style>
    <style:style style:name="P10" style:family="paragraph" style:parent-style-name="Standard">
      <style:paragraph-properties fo:text-align="center" style:justify-single-word="false"/>
      <style:text-properties officeooo:rsid="00992bdb" officeooo:paragraph-rsid="00992bdb"/>
    </style:style>
    <style:style style:name="P11" style:family="paragraph" style:parent-style-name="Standard">
      <style:paragraph-properties fo:text-align="center" style:justify-single-word="false"/>
      <style:text-properties officeooo:rsid="009c4274" officeooo:paragraph-rsid="009c4274"/>
    </style:style>
    <style:style style:name="P12" style:family="paragraph" style:parent-style-name="Standard">
      <style:paragraph-properties fo:text-align="center" style:justify-single-word="false"/>
      <style:text-properties officeooo:rsid="009c4274" officeooo:paragraph-rsid="009e3997"/>
    </style:style>
    <style:style style:name="P13" style:family="paragraph" style:parent-style-name="Standard">
      <style:text-properties officeooo:rsid="009ee34e" officeooo:paragraph-rsid="009ee34e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color="#ff9900" loext:opacity="100%" fo:font-size="14pt" officeooo:rsid="009a2319" officeooo:paragraph-rsid="009b10fb" style:font-size-asian="12.25pt" style:font-size-complex="14pt"/>
    </style:style>
    <style:style style:name="P15" style:family="paragraph" style:parent-style-name="Standard">
      <style:text-properties fo:language="en" fo:country="US" officeooo:rsid="009ee34e" officeooo:paragraph-rsid="009ee34e"/>
    </style:style>
    <style:style style:name="P16" style:family="paragraph" style:parent-style-name="Heading_20_2">
      <style:text-properties fo:color="#3399ff" loext:opacity="100%"/>
    </style:style>
    <style:style style:name="P17" style:family="paragraph" style:parent-style-name="Heading_20_2">
      <style:text-properties fo:color="#009900" loext:opacity="100%"/>
    </style:style>
    <style:style style:name="P18" style:family="paragraph" style:parent-style-name="Heading_20_2">
      <style:paragraph-properties fo:margin-left="0in" fo:margin-right="0in" fo:text-indent="0in" style:auto-text-indent="false"/>
      <style:text-properties fo:color="#ff9900" loext:opacity="100%" officeooo:paragraph-rsid="009b10fb"/>
    </style:style>
    <style:style style:name="P19" style:family="paragraph" style:parent-style-name="Heading_20_2">
      <style:paragraph-properties fo:margin-left="0in" fo:margin-right="0in" fo:text-indent="0in" style:auto-text-indent="false"/>
      <style:text-properties fo:color="#780373" loext:opacity="100%" officeooo:paragraph-rsid="009a2319"/>
    </style:style>
    <style:style style:name="P20" style:family="paragraph" style:parent-style-name="Heading_20_2">
      <style:text-properties fo:color="#990000" loext:opacity="100%" fo:font-size="6pt" style:font-size-asian="5.25pt" style:font-size-complex="6pt"/>
    </style:style>
    <style:style style:name="P21" style:family="paragraph" style:parent-style-name="Heading_20_2">
      <style:text-properties fo:color="#990000" loext:opacity="100%"/>
    </style:style>
    <style:style style:name="P22" style:family="paragraph" style:parent-style-name="Heading_20_3">
      <style:paragraph-properties fo:margin-left="0in" fo:margin-right="0in" fo:text-indent="0in" style:auto-text-indent="false"/>
      <style:text-properties fo:color="#009900" loext:opacity="100%" fo:font-size="11pt" style:font-size-asian="9.60000038146973pt" style:font-size-complex="11pt"/>
    </style:style>
    <style:style style:name="P23" style:family="paragraph" style:parent-style-name="Heading_20_3">
      <style:paragraph-properties fo:text-align="center" style:justify-single-word="false"/>
      <style:text-properties fo:color="#780373" loext:opacity="100%" fo:font-weight="bold" officeooo:rsid="00a8505f" officeooo:paragraph-rsid="00a8505f" style:font-weight-asian="bold" style:font-weight-complex="bold"/>
    </style:style>
    <style:style style:name="P24" style:family="paragraph" style:parent-style-name="Heading_20_3">
      <style:paragraph-properties fo:text-align="center" style:justify-single-word="false"/>
      <style:text-properties fo:color="#780373" loext:opacity="100%" fo:font-weight="bold" officeooo:rsid="009e3997" officeooo:paragraph-rsid="009e3997" style:font-weight-asian="bold" style:font-weight-complex="bold"/>
    </style:style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Heading_20_6">
      <style:paragraph-properties fo:margin-left="0in" fo:margin-right="0in" fo:text-indent="0in" style:auto-text-indent="false"/>
      <style:text-properties fo:color="#ff9900" loext:opacity="100%" fo:font-size="14pt" officeooo:paragraph-rsid="009a2319" style:font-size-asian="12.25pt" style:font-size-complex="14pt"/>
    </style:style>
    <style:style style:name="P27" style:family="paragraph" style:parent-style-name="Standard" style:list-style-name="List_20_1">
      <style:text-properties officeooo:paragraph-rsid="009b10fb"/>
    </style:style>
    <style:style style:name="P28" style:family="paragraph" style:parent-style-name="Standard" style:list-style-name="List_20_1">
      <style:text-properties fo:color="#ff9900" loext:opacity="100%" fo:font-weight="bold" officeooo:rsid="009c4274" officeooo:paragraph-rsid="009c4274" style:font-weight-asian="bold" style:font-weight-complex="bold"/>
    </style:style>
    <style:style style:name="P29" style:family="paragraph">
      <loext:graphic-properties draw:fill-color="#780373"/>
      <style:paragraph-properties fo:text-align="center"/>
      <style:text-properties fo:font-size="12pt"/>
    </style:style>
    <style:style style:name="P30" style:family="paragraph">
      <loext:graphic-properties draw:fill-color="#ff9900"/>
      <style:paragraph-properties fo:text-align="center"/>
      <style:text-properties fo:font-size="12pt"/>
    </style:style>
    <style:style style:name="P31" style:family="paragraph">
      <style:paragraph-properties fo:text-align="center"/>
      <style:text-properties fo:font-size="12pt"/>
    </style:style>
    <style:style style:name="P32" style:family="paragraph">
      <style:paragraph-properties fo:text-align="center"/>
    </style:style>
    <style:style style:name="P33" style:family="paragraph">
      <loext:graphic-properties draw:fill-color="#3399ff"/>
    </style:style>
    <style:style style:name="P34" style:family="paragraph">
      <loext:graphic-properties draw:fill-color="#66ccff"/>
    </style:style>
    <style:style style:name="T1" style:family="text">
      <style:text-properties style:font-name="Calibri1" fo:font-size="10pt" fo:language="en" fo:country="US" officeooo:rsid="008024c3" style:font-size-asian="10pt" style:font-size-complex="10pt"/>
    </style:style>
    <style:style style:name="T2" style:family="text">
      <style:text-properties style:font-name="Calibri1" fo:font-size="10pt" fo:language="en" fo:country="US" officeooo:rsid="0092768c" style:font-size-asian="10pt" style:font-size-complex="10pt"/>
    </style:style>
    <style:style style:name="T3" style:family="text">
      <style:text-properties style:font-name="Calibri1" fo:font-size="10pt" officeooo:rsid="008024c3" style:font-size-asian="10pt" style:font-size-complex="10pt"/>
    </style:style>
    <style:style style:name="T4" style:family="text">
      <style:text-properties style:font-name="Calibri1"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5" style:family="text">
      <style:text-properties style:font-name="Calibri1" fo:font-size="9pt" fo:font-style="normal" officeooo:rsid="009b68da" fo:background-color="transparent" loext:char-shading-value="0" style:font-size-asian="9pt" style:font-style-asian="normal" style:font-size-complex="9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92ca4c"/>
    </style:style>
    <style:style style:name="T8" style:family="text">
      <style:text-properties fo:color="#3399ff" loext:opacity="100%" style:font-name="Calibri1" fo:font-size="9pt" fo:font-style="normal" fo:font-weight="bold" officeooo:rsid="00954101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fo:color="#3399ff" loext:opacity="100%" style:font-name="Calibri1" fo:font-size="9pt" fo:font-style="normal" fo:font-weight="bold" officeooo:rsid="009674b7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fo:color="#3399ff" loext:opacity="100%" style:font-name="Calibri1" fo:font-size="9pt" fo:font-style="normal" fo:font-weight="bold" officeooo:rsid="00975a00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color="#009900" loext:opacity="100%" style:font-name="Calibri1"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color="#009900" loext:opacity="100%" style:font-name="Calibri1" fo:font-size="9pt" fo:font-style="normal" fo:font-weight="bold" officeooo:rsid="00992bdb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color="#ff9900" loext:opacity="100%" style:font-name="Calibri1" fo:font-size="9pt" fo:font-style="normal" fo:font-weight="bold" officeooo:rsid="009b10fb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color="#ff9900" loext:opacity="100%" style:font-name="Calibri1" fo:font-size="9pt" fo:font-style="normal" fo:font-weight="bold" officeooo:rsid="009b68da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color="#3f3f3f" loext:opacity="100%" style:font-name="Calibri1" fo:font-size="9pt" fo:font-style="normal" fo:font-weight="normal" officeooo:rsid="00954101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fo:color="#3f3f3f" loext:opacity="100%" style:font-name="Calibri1" fo:font-size="9pt" fo:font-style="normal" fo:font-weight="normal" officeooo:rsid="009674b7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officeooo:rsid="008a8619"/>
    </style:style>
    <style:style style:name="T19" style:family="text">
      <style:text-properties officeooo:rsid="00954101"/>
    </style:style>
    <style:style style:name="T20" style:family="text">
      <style:text-properties officeooo:rsid="00975a00"/>
    </style:style>
    <style:style style:name="T21" style:family="text">
      <style:text-properties officeooo:rsid="009a2319"/>
    </style:style>
    <style:style style:name="T22" style:family="text">
      <style:text-properties fo:color="#780373" loext:opacity="100%" fo:font-weight="bold" officeooo:rsid="009c4274" style:font-weight-asian="bold" style:font-weight-complex="bold"/>
    </style:style>
    <style:style style:name="T23" style:family="text">
      <style:text-properties fo:color="#000000" loext:opacity="100%" style:font-name="Calibri1" fo:font-size="9pt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color="#000000" loext:opacity="100%" style:font-name="Calibri1" fo:font-size="9pt" fo:font-style="normal" fo:font-weight="normal" officeooo:rsid="009b68da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000000" loext:opacity="100%" style:font-name="Calibri1" fo:font-size="9pt" fo:font-style="normal" fo:font-weight="normal" officeooo:rsid="009c4274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000000" loext:opacity="100%" style:font-name="Calibri1" fo:font-size="9pt" fo:font-style="normal" fo:font-weight="normal" officeooo:rsid="00a04871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officeooo:rsid="009ee34e"/>
    </style:style>
    <style:style style:name="T28" style:family="text">
      <style:text-properties officeooo:rsid="00aa30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10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6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20%" draw:green="60%" draw:blue="10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535in, 7.6807in, 0.7563in, 6.725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93in" svg:stroke-color="#780373" draw:marker-start-width="0.1681in" draw:marker-end-width="0.1681in" draw:fill-color="#78037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93in" svg:stroke-color="#ff9900" draw:marker-start-width="0.1681in" draw:marker-end-width="0.1681in" draw:fill-color="#ff99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3in" svg:stroke-color="#009900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193in" svg:stroke-color="#990000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3in" svg:stroke-color="#3399ff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0.7898in" fo:min-width="0.5165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<draw:frame draw:style-name="fr5" draw:name="eduction_picture" text:anchor-type="paragraph" svg:x="0.1236in" svg:y="0.1016in" svg:width="0.3154in" svg:height="0.3154in" draw:z-index="5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7" draw:name="Forme4" draw:style-name="gr5" draw:text-style-name="P32" svg:x1="2.0402in" svg:y1="0.2492in" svg:x2="6.6728in" svg:y2="0.2492in"><text:p/></draw:line>Education<text:span text:style-name="T18">s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<text:span text:style-name="T19">2023</text:span> - Now</text:p>
          </table:table-cell>
          <table:table-cell table:style-name="Table3.A1" office:value-type="string">
            <text:p text:style-name="Standard"><text:span text:style-name="T8">ENSEEIHT, Toulouse France</text:span><text:span text:style-name="T15">, </text:span><text:span text:style-name="T16">CS Engineering Degree.</text:span></text:p>
          </table:table-cell>
        </table:table-row>
        <table:table-row>
          <table:table-cell table:style-name="Table3.A1" office:value-type="string">
            <text:p text:style-name="P8">2019 - 2023</text:p>
          </table:table-cell>
          <table:table-cell table:style-name="Table3.A1" office:value-type="string">
            <text:p text:style-name="Standard"><text:span text:style-name="T8">Kléber High </text:span><text:span text:style-name="T9">S</text:span><text:span text:style-name="T8">chool, Strasbourg France</text:span><text:span text:style-name="T15">, </text:span><text:span text:style-name="T16">prep class (CPGE in France) </text:span><text:span text:style-name="T17">in </text:span><text:span text:style-name="T16">Mathematics, Physics and Science o</text:span><text:span text:style-name="T17">f</text:span><text:span text:style-name="T16"> Engineering.</text:span></text:p>
          </table:table-cell>
        </table:table-row>
        <table:table-row table:style-name="Table3.3">
          <table:table-cell table:style-name="Table3.A1" office:value-type="string">
            <text:p text:style-name="P9">2016 - 2019</text:p>
          </table:table-cell>
          <table:table-cell table:style-name="Table3.A1" office:value-type="string">
            <text:p text:style-name="Standard"><text:span text:style-name="T10">Teyssier High School, Bitche France</text:span>, <text:span text:style-name="T20">High School Diploma with honors, specialties in Biology and Mathematics.</text:span></text:p>
          </table:table-cell>
        </table:table-row>
      </table:table>
      <text:h text:style-name="P22" text:outline-level="3" text:is-list-header="true"/>
      <text:h text:style-name="P17" text:outline-level="2"><draw:frame draw:style-name="fr4" draw:name="experiences_picture" text:anchor-type="paragraph" svg:x="0.1063in" svg:y="0.0665in" svg:width="0.3154in" svg:height="0.3154in" draw:z-index="6"><draw:image xlink:href="Pictures/100006250000340F0000340F4C5B82708FFBB11B.svg" xlink:type="simple" xlink:show="embed" xlink:actuate="onLoad" draw:mime-type="image/svg+xml"/><draw:image xlink:href="Pictures/10000001000001F8000001F87B8E3BB88F28067C.png" xlink:type="simple" xlink:show="embed" xlink:actuate="onLoad" draw:mime-type="image/png"/></draw:frame><draw:line text:anchor-type="paragraph" draw:z-index="11" draw:name="Forme4" draw:style-name="gr3" draw:text-style-name="P31" svg:x1="2.1098in" svg:y1="0.2472in" svg:x2="6.6161in" svg:y2="0.2472in"><text:p/></draw:line>EXPERIENC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October 2023 - Now</text:p>
          </table:table-cell>
          <table:table-cell table:style-name="Table1.A1" office:value-type="string">
            <text:p text:style-name="P13"><text:span text:style-name="T12">P</text:span><text:span text:style-name="T11">articipation in CTFs (Capture The Flag)</text:span><text:span text:style-name="T23">, cybersecurity challenges </text:span><text:span text:style-name="T26">in team with the cybersecurity club of ENSEEIHT.</text:span></text:p>
          </table:table-cell>
        </table:table-row>
      </table:table>
      <text:h text:style-name="P26" text:outline-level="6" text:is-list-header="true"/>
      <text:h text:style-name="P18" text:outline-level="2"><draw:frame draw:style-name="fr3" draw:name="skill_piscture" text:anchor-type="paragraph" svg:x="0.089in" svg:y="0.0819in" svg:width="0.3154in" svg:height="0.3154in" draw:z-index="8"><draw:image xlink:href="Pictures/1000096600002ACA00002ACA4817784B3259CE3B.svg" xlink:type="simple" xlink:show="embed" xlink:actuate="onLoad" draw:mime-type="image/svg+xml"/><draw:image xlink:href="Pictures/100000010000019E0000019E4181338554B3B71F.png" xlink:type="simple" xlink:show="embed" xlink:actuate="onLoad" draw:mime-type="image/png"/></draw:frame><draw:line text:anchor-type="paragraph" draw:z-index="12" draw:name="Forme4" draw:style-name="gr2" draw:text-style-name="P30" svg:x1="1.6909in" svg:y1="0.2555in" svg:x2="6.5972in" svg:y2="0.2555in"><text:p/></draw:line><text:s/><text:span text:style-name="T21">PROJECTS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3707665104" text:style-name="List_20_1">
              <text:list-item>
                <text:p text:style-name="P27"><text:span text:style-name="T13">Mobile application </text:span><text:span text:style-name="T14">encouraging jogging by limitating screen time</text:span><text:span text:style-name="T24">, </text:span><text:span text:style-name="T25">final </text:span><text:span text:style-name="T24">exam project in Kléber High School, Java, Android.</text:span></text:p>
              </text:list-item>
              <text:list-item>
                <text:p text:style-name="P28"><text:span text:style-name="T5">T</text:span><text:span text:style-name="T4">ransportation mode recognition using machine learning</text:span><text:span text:style-name="T23">, final exam project in Kléber High School, Java, Android, Python, Supervised Machine Learning, Data Analysis, Model Evaluation.</text:span></text:p>
              </text:list-item>
            </text:list>
          </table:table-cell>
        </table:table-row>
      </table:table>
      <text:p text:style-name="P14"/>
      <text:h text:style-name="P19" text:outline-level="2"><draw:line text:anchor-type="paragraph" draw:z-index="13" draw:name="Forme 2" draw:style-name="gr1" draw:text-style-name="P29" svg:x1="1.389in" svg:y1="0.2457in" svg:x2="6.589in" svg:y2="0.2283in"><text:p/></draw:line><draw:frame draw:style-name="fr2" draw:name="Image1" text:anchor-type="char" svg:x="0.1571in" svg:y="0.0835in" svg:width="0.2937in" svg:height="0.2937in" draw:z-index="14"><draw:image xlink:href="Pictures/100000010000020000000200BEC9023D2AECBC9E.png" xlink:type="simple" xlink:show="embed" xlink:actuate="onLoad" draw:mime-type="image/png"/></draw:frame><text:s/>skill<text:span text:style-name="T18">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h text:style-name="P23" text:outline-level="3">OFFICE TOOLS</text:h>
            <text:p text:style-name="P11"/>
            <text:p text:style-name="P11">Microsoft Office</text:p>
            <text:p text:style-name="P10">Libre Office</text:p>
            <text:p text:style-name="P11">Light Room</text:p>
          </table:table-cell>
          <table:table-cell table:style-name="Tableau1.A1" table:number-columns-spanned="2" office:value-type="string">
            <text:h text:style-name="P25" text:outline-level="3"><text:s/><text:span text:style-name="T22">TECHNOLOGIES</text:span></text:h>
          </table:table-cell>
          <table:covered-table-cell/>
          <table:table-cell table:style-name="Tableau1.A1" table:number-rows-spanned="2" office:value-type="string">
            <text:h text:style-name="P24" text:outline-level="3">LINGUISTIC</text:h>
            <text:p text:style-name="P3"/>
            <text:p text:style-name="P2"><text:span text:style-name="T6">French</text:span>, Native Language</text:p>
            <text:p text:style-name="P2"><text:span text:style-name="T6">English</text:span>, C1 level</text:p>
            <text:p text:style-name="P2"><text:span text:style-name="T6">Japanese</text:span>, beginner level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12">Java</text:p>
            <text:p text:style-name="P12">Python</text:p>
            <text:p text:style-name="P12">Ada</text:p>
            <text:p text:style-name="P12">C</text:p>
            <text:p text:style-name="P12">HTML</text:p>
            <text:p text:style-name="P12">CSS</text:p>
          </table:table-cell>
          <table:table-cell table:style-name="Tableau1.A1" office:value-type="string">
            <text:p text:style-name="P12">Matlab</text:p>
            <text:p text:style-name="P12">Github</text:p>
            <text:p text:style-name="P12">Gitlab</text:p>
            <text:p text:style-name="P12">Eclipse</text:p>
            <text:p text:style-name="P12">Android Studio</text:p>
            <text:p text:style-name="P12">Vim</text:p>
          </table:table-cell>
          <table:covered-table-cell table:style-name="Tableau1.A1"/>
        </table:table-row>
      </table:table>
      <text:h text:style-name="P20" text:outline-level="2"/>
      <text:h text:style-name="P21" text:outline-level="2"><draw:frame draw:style-name="fr1" draw:name="interest_picture" text:anchor-type="paragraph" svg:x="0.1201in" svg:y="0.0846in" svg:width="0.3154in" svg:height="0.3154in" draw:z-index="9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10" draw:name="Forme6" draw:style-name="gr4" draw:text-style-name="P32" svg:x1="1.5945in" svg:y1="0.2709in" svg:x2="6.602in" svg:y2="0.2709in"><text:p/></draw:line>Hobbies</text:h>
      <text:p text:style-name="Standard"><text:tab/><text:span text:style-name="T27">Photography, cycling, hiking and much more, I’m curious by nature </text:span><text:span text:style-name="T28">so</text:span><text:span text:style-name="T27"> I’ve tried many activities.</text:span></text:p>
      <text:p text:style-name="Standard"><text:tab/><text:span text:style-name="T27">Learning new technologies and developping in my free time to satisfy personnal interests such as <text:tab/>cybersecurity, web development, system administration, software development, artificial <text:tab/>intelligence, algorithms 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in" draw:fill-image-height="0in"/>
      <style:paragraph-properties fo:margin-left="0.7874in" fo:margin-right="0in" fo:margin-top="0.139in" fo:margin-bottom="0.0835in" style:contextual-spacing="false" fo:text-indent="-0.2992in" style:auto-text-indent="false" style:page-number="auto" fo:padding="0in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7.4479in" fo:margin-left="-0.1708in" table:align="left"/>
    </style:style>
    <style:style style:name="Tableau5.A" style:family="table-column">
      <style:table-column-properties style:column-width="1.45in"/>
    </style:style>
    <style:style style:name="Tableau5.B" style:family="table-column">
      <style:table-column-properties style:column-width="3.2986in"/>
    </style:style>
    <style:style style:name="Tableau5.C" style:family="table-column">
      <style:table-column-properties style:column-width="2.6993in"/>
    </style:style>
    <style:style style:name="Tableau5.1" style:family="table-row">
      <style:table-row-properties style:min-row-height="0.0611in"/>
    </style:style>
    <style:style style:name="Tableau5.A1" style:family="table-cell">
      <style:table-cell-properties fo:padding="0.0382in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66ccff"/>
    </style:style>
    <style:style style:name="MP3" style:family="paragraph">
      <loext:graphic-properties draw:fill-color="#3399ff"/>
    </style:style>
    <style:style style:name="MP4" style:family="paragraph" style:parent-style-name="Standard">
      <style:paragraph-properties fo:text-align="start" style:justify-single-word="false">
        <style:tab-stops>
          <style:tab-stop style:position="2.361in" style:type="center"/>
        </style:tab-stops>
      </style:paragraph-properties>
      <style:text-properties fo:color="#0c0c0c" loext:opacity="100%" style:font-name="Calibri1" fo:font-size="18pt" fo:font-weight="bold" officeooo:rsid="0092768c" officeooo:paragraph-rsid="0092768c" style:font-size-asian="18pt" style:font-weight-asian="bold" style:font-size-complex="18pt" style:font-weight-complex="bold"/>
    </style:style>
    <style:style style:name="MP5" style:family="paragraph" style:parent-style-name="Standard">
      <style:paragraph-properties fo:text-align="start" style:justify-single-word="false"/>
      <style:text-properties fo:color="#0c0c0c" loext:opacity="100%" officeooo:paragraph-rsid="00840fe7"/>
    </style:style>
    <style:style style:name="MP6" style:family="paragraph" style:parent-style-name="Standard">
      <style:text-properties officeooo:rsid="0092768c" officeooo:paragraph-rsid="0092768c"/>
    </style:style>
    <style:style style:name="MP7" style:family="paragraph" style:parent-style-name="Title">
      <style:text-properties fo:font-size="10pt" officeooo:rsid="0092ca4c" officeooo:paragraph-rsid="0092ca4c" style:font-size-asian="10pt" style:font-size-complex="10pt"/>
    </style:style>
    <style:style style:name="MT1" style:family="text">
      <style:text-properties style:font-name="Calibri1" fo:font-size="10pt" fo:language="en" fo:country="US" officeooo:rsid="008024c3" style:font-size-asian="10pt" style:font-size-complex="10pt"/>
    </style:style>
    <style:style style:name="MT2" style:family="text">
      <style:text-properties style:font-name="Calibri1" fo:font-size="10pt" fo:language="en" fo:country="US" officeooo:rsid="0092768c" style:font-size-asian="10pt" style:font-size-complex="10pt"/>
    </style:style>
    <style:style style:name="MT3" style:family="text">
      <style:text-properties style:font-name="Calibri1" fo:font-size="10pt" officeooo:rsid="008024c3" style:font-size-asian="10pt" style:font-size-complex="10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92ca4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535in, 7.6807in, 0.7563in, 6.7252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0.7898in" fo:min-width="0.5165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custom-shape text:anchor-type="paragraph" draw:z-index="0" draw:name="Forme1" draw:style-name="Mgr1" draw:text-style-name="MP2" svg:width="1.0331in" svg:height="2.4358in" draw:transform="rotate (-1.5707963267949) translate (1.64166666666667in -0.825694444444444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2" draw:style-name="Mgr2" draw:text-style-name="MP3" svg:width="1.9323in" svg:height="1.2142in" draw:transform="rotate (-1.5707963267949) translate (0.388161636045494in -0.825694444444444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Mfr1" draw:name="Image2" text:anchor-type="char" svg:x="0.1937in" svg:y="-0.5244in" svg:width="1.0854in" svg:height="1.3098in" draw:z-index="4"><draw:image xlink:href="Pictures/1000000000000A7D000007DE865F96F630E9F796.jpg" xlink:type="simple" xlink:show="embed" xlink:actuate="onLoad" draw:mime-type="image/jpeg"/></draw:frame></text:p>
            </table:table-cell>
            <table:table-cell table:style-name="Tableau5.A1" office:value-type="string">
              <text:p text:style-name="MP4">Cyrian RAGOT</text:p>
              <text:p text:style-name="MP5"><text:span text:style-name="MT1">(</text:span><text:span text:style-name="MT2">11</text:span><text:span text:style-name="MT1">-</text:span><text:span text:style-name="MT2">17</text:span><text:span text:style-name="MT1">-</text:span><text:span text:style-name="MT2">2002</text:span><text:span text:style-name="MT3">) </text:span></text:p>
              <text:p text:style-name="MP6">Toulouse, France</text:p>
            </table:table-cell>
            <table:table-cell table:style-name="Tableau5.A1" office:value-type="string">
              <text:p text:style-name="Standard"><text:span text:style-name="MT4">E-Mail</text:span>: <text:span text:style-name="MT5">cyrian.ragot@protonmail.com</text:span></text:p>
              <text:p text:style-name="Standard"><text:span text:style-name="MT4">Site</text:span>: https://cyrianr.github.io</text:p>
              <text:p text:style-name="Standard"><draw:custom-shape text:anchor-type="paragraph" draw:z-index="2" draw:name="Forme1" draw:style-name="Mgr1" draw:text-style-name="MP2" svg:width="1.0331in" svg:height="2.4358in" draw:transform="rotate (-1.5707963267949) translate (2.98472222222222in 9.36805555555556in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2" draw:style-name="Mgr3" draw:text-style-name="MP3" svg:width="1.9323in" svg:height="1.2142in" draw:transform="rotate (-1.5707963267949) translate (2.99305555555556in 8.47638888888889in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text:span text:style-name="MT4">Linkedin</text:span>: www.linkedin.com/in/cyrian-ragot-655585286</text:p>
              <text:p text:style-name="Standard"/>
            </table:table-cell>
          </table:table-row>
        </table:table>
        <text:p text:style-name="MP7">Currently studying computer science at ENSEEIHT. I am looking for internship opportunities in software engineering with preferences for Artifical Intelligence and Cybersecurity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9:02:02.925361357</meta:creation-date>
    <meta:editing-duration>PT58M2S</meta:editing-duration>
    <meta:editing-cycles>11</meta:editing-cycles>
    <meta:generator>LibreOffice/7.3.7.2$Linux_X86_64 LibreOffice_project/30$Build-2</meta:generator>
    <dc:title>test</dc:title>
    <dc:date>2023-11-06T22:08:46.436537891</dc:date>
    <meta:document-statistic meta:table-count="5" meta:image-count="6" meta:object-count="0" meta:page-count="1" meta:paragraph-count="45" meta:word-count="220" meta:character-count="1640" meta:non-whitespace-character-count="1459"/>
  </office:meta>
</office:document-meta>
</file>